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10pt" officeooo:paragraph-rsid="00023187" style:font-size-asian="10pt" style:font-size-complex="10pt"/>
    </style:style>
    <style:style style:name="P3" style:family="paragraph" style:parent-style-name="Standard">
      <style:text-properties officeooo:rsid="00023187" officeooo:paragraph-rsid="00023187"/>
    </style:style>
    <style:style style:name="T1" style:family="text">
      <style:text-properties officeooo:rsid="0001b2f9"/>
    </style:style>
    <style:style style:name="T2" style:family="text">
      <style:text-properties style:font-name="Courier New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github.com/google-developer-training/android-basics-kotlin-words-app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google-developer-training/android-basics-kotlin-words-app/fork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google-developer-training/android-basics-kotlin-words-app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google-developer-training/android-basics-kotlin-words-app/edit/activities/app/src/main/java/com/example/wordsapp/MainActivity.k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google-developer-training/android-basics-kotlin-words-app/delete/activities/app/src/main/java/com/example/wordsapp/MainActivity.k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2pts In chooseLayout, I can move one line to avoid needless repetition. <text:s/>What line, and to where would I move it?</text:p>
      <text:p text:style-name="P3"/>
      <text:p text:style-name="P3">2. In the</text:p>
      <text:p text:style-name="P2"><text:span text:style-name="T2"/></text:p>
      <text:p text:style-name="Standard"><text:span text:style-name="T2">class MainActivity : AppCompatActivity() {</text:span></text:p>
      <text:p text:style-name="P1"><text:s text:c="4"/>private lateinit var recyclerView: RecyclerView</text:p>
      <text:p text:style-name="P1"><text:s text:c="4"/>private var isLinearLayoutManager = true</text:p>
      <text:p text:style-name="P1"/>
      <text:p text:style-name="P1"><text:s text:c="4"/>override fun onCreate(savedInstanceState: Bundle?) {</text:p>
      <text:p text:style-name="P1"><text:s text:c="8"/>super.onCreate(savedInstanceState)</text:p>
      <text:p text:style-name="P1"/>
      <text:p text:style-name="P1"><text:s text:c="8"/>val binding = ActivityMainBinding.inflate(layoutInflater)</text:p>
      <text:p text:style-name="P1"><text:s text:c="8"/>setContentView(binding.root)</text:p>
      <text:p text:style-name="P1"/>
      <text:p text:style-name="P1"><text:s text:c="8"/>recyclerView = binding.recyclerView</text:p>
      <text:p text:style-name="P1"><text:s text:c="8"/>// Sets the LinearLayoutManager of the recyclerview</text:p>
      <text:p text:style-name="P1"><text:s text:c="8"/>chooseLayout()</text:p>
      <text:p text:style-name="P1"><text:s text:c="4"/>}</text:p>
      <text:p text:style-name="P1"/>
      <text:p text:style-name="P1"><text:s text:c="4"/>private fun chooseLayout() {</text:p>
      <text:p text:style-name="P1"><text:s text:c="8"/>if (isLinearLayoutManager) {</text:p>
      <text:p text:style-name="P1"><text:s text:c="12"/>recyclerView.layoutManager = LinearLayoutManager(this)</text:p>
      <text:p text:style-name="P1"><text:s text:c="8"/>} else {</text:p>
      <text:p text:style-name="P1"><text:s text:c="12"/>recyclerView.layoutManager = GridLayoutManager(this, 4)</text:p>
      <text:p text:style-name="P1"><text:s text:c="8"/>}</text:p>
      <text:p text:style-name="P1"><text:s text:c="8"/>recyclerView.adapter = LetterAdapter()</text:p>
      <text:p text:style-name="P1"><text:s text:c="4"/>}</text:p>
      <text:p text:style-name="P1"/>
      <text:p text:style-name="P1"><text:s text:c="4"/>private fun setIcon(menuItem: MenuItem?) {</text:p>
      <text:p text:style-name="P1"><text:s text:c="8"/>if (menuItem == null)</text:p>
      <text:p text:style-name="P1"><text:s text:c="12"/>return</text:p>
      <text:p text:style-name="P1"/>
      <text:p text:style-name="P1"><text:s text:c="8"/>menuItem.icon =</text:p>
      <text:p text:style-name="P1"><text:s text:c="12"/>if (isLinearLayoutManager)</text:p>
      <text:p text:style-name="P1"><text:s text:c="16"/>ContextCompat.getDrawable(this, R.drawable.ic_grid_layout)</text:p>
      <text:p text:style-name="P1"><text:s text:c="12"/>else ContextCompat.getDrawable(this, R.drawable.ic_linear_layout)</text:p>
      <text:p text:style-name="P1"><text:s text:c="4"/>}</text:p>
      <text:p text:style-name="P1"/>
      <text:p text:style-name="P1"><text:s text:c="4"/>override fun onCreateOptionsMenu(menu: Menu?): Boolean {</text:p>
      <text:p text:style-name="P1"><text:s text:c="8"/>menuInflater.inflate(R.menu.layout_menu, menu)</text:p>
      <text:p text:style-name="P1"/>
      <text:p text:style-name="P1"><text:s text:c="8"/>val layoutButton = menu?.findItem(R.id.action_switch_layout)</text:p>
      <text:p text:style-name="P1"><text:s text:c="8"/>setIcon(layoutButton)</text:p>
      <text:p text:style-name="P1"/>
      <text:p text:style-name="P1"><text:s text:c="8"/>return true</text:p>
      <text:p text:style-name="P1"><text:s text:c="4"/>}</text:p>
      <text:p text:style-name="P1"/>
      <text:p text:style-name="P1"/>
      <text:p text:style-name="P1"><text:s text:c="4"/>override fun onOptionsItemSelected(item: MenuItem): Boolean {</text:p>
      <text:p text:style-name="P1"><text:s text:c="8"/>return when (item.itemId) {</text:p>
      <text:p text:style-name="P1"><text:s text:c="12"/>R.id.action_switch_layout -&gt; {</text:p>
      <text:p text:style-name="P1"><text:s text:c="16"/>isLinearLayoutManager = !isLinearLayoutManager</text:p>
      <text:p text:style-name="P1"><text:s text:c="16"/>chooseLayout()</text:p>
      <text:p text:style-name="P1"><text:s text:c="16"/>setIcon(item)</text:p>
      <text:p text:style-name="P1"/>
      <text:p text:style-name="P1"><text:s text:c="16"/>return true</text:p>
      <text:p text:style-name="P1"><text:s text:c="12"/><text:span text:style-name="T1">}</text:span></text:p>
      <text:p text:style-name="P1"><text:soft-page-break/><text:s text:c="12"/>else -&gt; super.onOptionsItemSelected(item)</text:p>
      <text:p text:style-name="P1"><text:s text:c="8"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4-04T16:05:35.383000000</dc:date>
    <meta:editing-duration>PT16M33S</meta:editing-duration>
    <meta:editing-cycles>2</meta:editing-cycles>
    <meta:document-statistic meta:table-count="0" meta:image-count="0" meta:object-count="0" meta:page-count="2" meta:paragraph-count="47" meta:word-count="148" meta:character-count="1783" meta:non-whitespace-character-count="1313"/>
  </office:meta>
</office:document-meta>
</file>